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4" office:value-type="float" office:value="416">
            <text:p>416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table:formula="oooc:=SUM([.B2:.B4])" office:value-type="string">
            <text:p>5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16">
            <text:p>116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25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5" office:value-type="date" office:date-value="2015-02-04T00:00:00">
            <text:p>2/4/2015</text:p>
          </table:table-cell>
          <table:table-cell table:style-name="ce23" office:value-type="string">
            <text:p>Butler Drive 1</text:p>
          </table:table-cell>
          <table:table-cell table:number-columns-repeated="2" table:style-name="ce23"/>
        </table:table-row>
        <table:table-row table:style-name="ro2">
          <table:table-cell table:style-name="ce25" office:value-type="date" office:date-value="2015-02-05T00:00:00">
            <text:p>2/5/2015</text:p>
          </table:table-cell>
          <table:table-cell table:style-name="ce23" office:value-type="string">
            <text:p>N Armistead Ave/ W Mercury 1 DOA</text:p>
          </table:table-cell>
          <table:table-cell table:number-columns-repeated="2" table:style-name="ce23"/>
        </table:table-row>
        <table:table-row table:style-name="ro2">
          <table:table-cell table:style-name="ce25" office:value-type="date" office:date-value="2015-02-09T00:00:00">
            <text:p>2/9/2015</text:p>
          </table:table-cell>
          <table:table-cell table:style-name="ce23" office:value-type="string">
            <text:p>West Park Lan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2-09T00:00:00">
            <text:p>2/9/2015</text:p>
          </table:table-cell>
          <table:table-cell table:style-name="ce23" office:value-type="string">
            <text:p>Fox Hill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2-10T00:00:00">
            <text:p>2/10/2015</text:p>
          </table:table-cell>
          <table:table-cell table:style-name="ce23" office:value-type="string">
            <text:p>Beach Roa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2-11T00:00:00">
            <text:p>2/11/2015</text:p>
          </table:table-cell>
          <table:table-cell table:style-name="ce23" office:value-type="string">
            <text:p>N King St/ E Gilber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2-11T00:00:00">
            <text:p>2/11/2015</text:p>
          </table:table-cell>
          <table:table-cell table:style-name="ce23" office:value-type="string">
            <text:p>Newmarket Squar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2-13T00:00:00">
            <text:p>2/13/2015</text:p>
          </table:table-cell>
          <table:table-cell table:style-name="ce23" office:value-type="string">
            <text:p>S. Armistead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2-18T00:00:00">
            <text:p>2/18/2015</text:p>
          </table:table-cell>
          <table:table-cell table:style-name="ce23" office:value-type="string">
            <text:p>Grimes Road/ Kensington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2-23T00:00:00">
            <text:p>2/23/2015</text:p>
          </table:table-cell>
          <table:table-cell table:style-name="ce23" office:value-type="string">
            <text:p>Aspenwood D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2-23T00:00:00">
            <text:p>2/23/2015</text:p>
          </table:table-cell>
          <table:table-cell table:style-name="ce23" office:value-type="string">
            <text:p>E Pembroke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2-23T00:00:00">
            <text:p>2/23/2015</text:p>
          </table:table-cell>
          <table:table-cell table:style-name="ce23" office:value-type="string">
            <text:p>W Pembroke Ave/ N Back Riv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2-28T00:00:00">
            <text:p>2/28/2015</text:p>
          </table:table-cell>
          <table:table-cell table:style-name="ce23" office:value-type="string">
            <text:p>W Mercury Blv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